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asian="Times New Roman" style:font-name-complex="Arial" fo:color="#000000" style:language-asian="fr" style:country-asian="FR"/>
    </style:style>
    <style:style style:name="P2" style:parent-style-name="Normal" style:family="paragraph">
      <style:text-properties style:font-name="Arial" style:font-name-asian="Times New Roman" style:font-name-complex="Arial" fo:color="#000000" style:language-asian="fr" style:country-asian="FR"/>
    </style:style>
    <style:style style:name="P3" style:parent-style-name="Normal" style:family="paragraph">
      <style:text-properties style:font-name="Arial" style:font-name-asian="Times New Roman" style:font-name-complex="Arial" fo:color="#000000" style:language-asian="fr" style:country-asian="FR"/>
    </style:style>
    <style:style style:name="P4" style:parent-style-name="Normal" style:family="paragraph">
      <style:text-properties style:font-name="Arial" style:font-name-asian="Times New Roman" style:font-name-complex="Arial" fo:color="#000000" style:language-asian="fr" style:country-asian="FR"/>
    </style:style>
    <style:style style:name="P5" style:parent-style-name="Normal" style:family="paragraph">
      <style:text-properties style:font-name="Arial" style:font-name-asian="Times New Roman" style:font-name-complex="Arial" fo:color="#000000" style:language-asian="fr" style:country-asian="FR"/>
    </style:style>
  </office:automatic-styles>
  <office:body>
    <office:text text:use-soft-page-breaks="true">
      <text:p text:style-name="P1"/>
      <text:p text:style-name="P2"/>
      <text:p text:style-name="P3">Lors de ce projet, j’ai cherché à m’initier au code très rapidement j’ai été attiré par la 3D, ainsi<text:s/>j’ai produit un travail exclusivement en WEBGL.</text:p>
      <text:p text:style-name="P4">Après avoir construit des sonorités de toutes pièces (à<text:s/>écouter<text:s/>avec un casque pour bénéficier de la stéréo) j’ai cherché à les illustrer avec des visuels dynamique et coloré<text:s/>dans un univers électrique sombre.<text:s/></text:p>
      <text:p text:style-name="P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_5yl5" style:display-name="_5yl5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ulb</meta:initial-creator>
    <dc:creator>paulb</dc:creator>
    <meta:creation-date>2019-12-04T22:30:00Z</meta:creation-date>
    <dc:date>2019-12-04T22:30:00Z</dc:date>
    <meta:print-date>2019-09-13T12:0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56" meta:character-count="363" meta:row-count="2" meta:non-whitespace-character-count="308"/>
  </office:meta>
</office:document-meta>
</file>